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color="#000000" draw:fill="none" draw:fill-color="#ffffff" fo:min-height="1.407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7" style:family="graphic" style:parent-style-name="standard">
      <style:graphic-properties draw:textarea-horizontal-align="justify" draw:textarea-vertical-align="middle" draw:auto-grow-height="false" fo:min-height="0.198cm" fo:min-width="0cm"/>
    </style:style>
    <style:style style:name="gr8" style:family="graphic" style:parent-style-name="standard">
      <style:graphic-properties svg:stroke-width="0.053cm" svg:stroke-color="#ff0000" draw:marker-start-width="0.28cm" draw:marker-end-width="0.28cm" draw:textarea-vertical-align="middle" fo:padding-top="0.152cm" fo:padding-bottom="0.152cm" fo:padding-left="0.277cm" fo:padding-right="0.277cm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svg:stroke-width="0.053cm" svg:stroke-color="#333333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1c1c1c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2cm" svg:stroke-color="#000000" draw:marker-start-width="0.8cm" draw:marker-end-width="0.8cm" draw:fill="none" draw:textarea-horizontal-align="justify" draw:textarea-vertical-align="middle" draw:auto-grow-height="false" fo:min-height="6.55cm" fo:min-width="5.3cm" fo:padding-top="0.225cm" fo:padding-bottom="0.225cm" fo:padding-left="0.35cm" fo:padding-right="0.35cm"/>
    </style:style>
    <style:style style:name="gr16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7" style:family="graphic" style:parent-style-name="standard">
      <style:graphic-properties draw:stroke="none" svg:stroke-color="#000000" draw:fill="none" draw:fill-color="#ffffff" fo:min-height="0.704cm"/>
    </style:style>
    <style:style style:name="gr18" style:family="graphic" style:parent-style-name="standard">
      <style:graphic-properties svg:stroke-width="0.081cm" svg:stroke-color="#1c1c1c" draw:marker-start-width="0.321cm" draw:marker-end-width="0.3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fo:min-height="2.21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58cm"/>
    </style:style>
    <style:style style:name="gr22" style:family="graphic" style:parent-style-name="standard">
      <style:graphic-properties draw:stroke="solid" svg:stroke-color="#000000" draw:fill="none" draw:fill-color="#ffffff" fo:min-height="0.85cm"/>
    </style:style>
    <style:style style:name="gr23" style:family="graphic" style:parent-style-name="standard">
      <style:graphic-properties draw:fill="solid" draw:fill-color="#b2b2b2" draw:textarea-horizontal-align="justify" draw:textarea-vertical-align="middle" draw:auto-grow-height="false" fo:min-height="0.45cm" fo:min-width="0.3cm"/>
    </style:style>
    <style:style style:name="gr24" style:family="graphic" style:parent-style-name="standard">
      <style:graphic-properties draw:fill="solid" draw:fill-color="#b2b2b2" draw:textarea-horizontal-align="justify" draw:textarea-vertical-align="middle" draw:auto-grow-height="false" fo:min-height="0.198cm" fo:min-width="0cm"/>
    </style:style>
    <style:style style:name="gr25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65cm"/>
    </style:style>
    <style:style style:name="gr35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>
      <style:graphic-properties draw:stroke="none" svg:stroke-color="#000000" draw:fill="none" draw:fill-color="#ffffff" fo:min-height="0.796cm"/>
    </style:style>
    <style:style style:name="gr50" style:family="graphic" style:parent-style-name="standard">
      <style:graphic-properties draw:stroke="none" svg:stroke-color="#000000" draw:fill="none" draw:fill-color="#ffffff" fo:min-height="2.813cm"/>
    </style:style>
    <style:style style:name="gr51" style:family="graphic" style:parent-style-name="standard">
      <style:graphic-properties draw:stroke="none" svg:stroke-color="#000000" draw:fill="none" draw:fill-color="#ffffff" fo:min-height="1.096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 xml:id="id2" draw:id="id2">
          <draw:line draw:style-name="gr1" draw:text-style-name="P1" draw:layer="layout" svg:x1="19.4cm" svg:y1="3.232cm" svg:x2="19.65cm" svg:y2="3.232cm">
            <text:p/>
          </draw:line>
          <draw:line draw:style-name="gr2" draw:text-style-name="P1" draw:layer="layout" svg:x1="19.15cm" svg:y1="3.107cm" svg:x2="19.9cm" svg:y2="3.107cm">
            <text:p/>
          </draw:line>
          <draw:line draw:style-name="gr3" draw:text-style-name="P1" draw:layer="layout" svg:x1="19.525cm" svg:y1="3.232cm" svg:x2="19.525cm" svg:y2="3.482cm">
            <text:p/>
          </draw:line>
          <draw:line draw:style-name="gr4" draw:text-style-name="P1" draw:layer="layout" svg:x1="19.525cm" svg:y1="3.107cm" svg:x2="19.525cm" svg:y2="2.857cm">
            <text:p/>
          </draw:line>
        </draw:g>
        <draw:frame draw:style-name="gr5" draw:text-style-name="P2" draw:layer="layout" svg:width="3.1cm" svg:height="1.657cm" svg:x="20.1cm" svg:y="2.1cm">
          <draw:text-box>
            <text:p>10~12V</text:p>
            <text:p>(Vbatt)</text:p>
          </draw:text-box>
        </draw:frame>
        <draw:g xml:id="id1" draw:id="id1">
          <draw:glue-point draw:id="4" svg:x="2.5cm" svg:y="-5cm"/>
          <draw:glue-point draw:id="5" svg:x="2.5cm" svg:y="-5cm" draw:escape-direction="up"/>
          <draw:glue-point draw:id="6" svg:x="-2.5cm" svg:y="-5cm"/>
          <draw:custom-shape draw:style-name="gr6" draw:text-style-name="P3" draw:layer="layout" svg:width="2cm" svg:height="1cm" svg:x="14.7cm" svg:y="3.3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4cm" svg:height="0.8cm" svg:x="14.9cm" svg:y="4.357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8" draw:text-style-name="P3" draw:layer="layout" svg:x1="15.7cm" svg:y1="3.357cm" svg:x2="19.525cm" svg:y2="2.857cm" draw:start-shape="id1" draw:end-shape="id2" draw:end-glue-point="0" svg:d="M15700 3357v-1001h3825v501" svg:viewBox="0 0 3826 1002">
          <text:p/>
        </draw:connector>
        <draw:g xml:id="id3" draw:id="id3">
          <draw:line draw:style-name="gr9" draw:text-style-name="P1" draw:layer="layout" svg:x1="18.401cm" svg:y1="5.1cm" svg:x2="18.401cm" svg:y2="5.501cm">
            <text:p/>
          </draw:line>
          <draw:line draw:style-name="gr10" draw:text-style-name="P1" draw:layer="layout" svg:x1="18cm" svg:y1="5.501cm" svg:x2="18.8cm" svg:y2="5.501cm">
            <text:p/>
          </draw:line>
          <draw:line draw:style-name="gr11" draw:text-style-name="P1" draw:layer="layout" svg:x1="18.134cm" svg:y1="5.699cm" svg:x2="18.667cm" svg:y2="5.699cm">
            <text:p/>
          </draw:line>
          <draw:line draw:style-name="gr12" draw:text-style-name="P1" draw:layer="layout" svg:x1="18.267cm" svg:y1="5.9cm" svg:x2="18.534cm" svg:y2="5.9cm">
            <text:p/>
          </draw:line>
        </draw:g>
        <draw:connector draw:style-name="gr13" draw:text-style-name="P3" draw:layer="layout" svg:x1="16.2cm" svg:y1="3.357cm" svg:x2="18.4cm" svg:y2="5.1cm" draw:start-shape="id1" draw:start-glue-point="4" draw:end-shape="id3" draw:end-glue-point="0" svg:d="M16200 3357v-525h2200v2268" svg:viewBox="0 0 2201 2269">
          <text:p/>
        </draw:connector>
        <draw:connector draw:style-name="gr14" draw:text-style-name="P3" draw:layer="layout" svg:x1="19.525cm" svg:y1="3.482cm" svg:x2="18.4cm" svg:y2="5.1cm" draw:start-shape="id2" draw:start-glue-point="2" draw:end-shape="id3" draw:end-glue-point="0" svg:d="M19525 3482v809h-1125v809" svg:viewBox="0 0 1126 1619">
          <text:p/>
        </draw:connector>
        <draw:custom-shape draw:style-name="gr15" draw:text-style-name="P4" draw:layer="layout" svg:width="6cm" svg:height="7cm" svg:x="5.7cm" svg:y="2.8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10.8cm" svg:y="8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10.8cm" svg:y="7.6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10.8cm" svg:y="6.6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10.8cm" svg:y="5.6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10.8cm" svg:y="4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4" draw:id="id4" draw:layer="layout" svg:width="0.3cm" svg:height="0.3cm" svg:x="10.8cm" svg:y="3.657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.5cm" svg:height="0.954cm" svg:x="9.2cm" svg:y="3.257cm">
          <draw:text-box>
            <text:p>A0</text:p>
          </draw:text-box>
        </draw:frame>
        <draw:frame draw:style-name="gr17" draw:text-style-name="P2" draw:layer="layout" svg:width="1.5cm" svg:height="0.954cm" svg:x="9.2cm" svg:y="4.303cm">
          <draw:text-box>
            <text:p>A1</text:p>
          </draw:text-box>
        </draw:frame>
        <draw:frame draw:style-name="gr17" draw:text-style-name="P2" draw:layer="layout" svg:width="1.5cm" svg:height="0.954cm" svg:x="9.2cm" svg:y="5.357cm">
          <draw:text-box>
            <text:p>A2</text:p>
          </draw:text-box>
        </draw:frame>
        <draw:frame draw:style-name="gr17" draw:text-style-name="P2" draw:layer="layout" svg:width="1.5cm" svg:height="0.954cm" svg:x="9.2cm" svg:y="6.303cm">
          <draw:text-box>
            <text:p>A3</text:p>
          </draw:text-box>
        </draw:frame>
        <draw:frame draw:style-name="gr17" draw:text-style-name="P2" draw:layer="layout" svg:width="1.5cm" svg:height="0.954cm" svg:x="9.2cm" svg:y="7.303cm">
          <draw:text-box>
            <text:p>A4</text:p>
          </draw:text-box>
        </draw:frame>
        <draw:frame draw:style-name="gr17" draw:text-style-name="P2" draw:layer="layout" svg:width="1.5cm" svg:height="0.954cm" svg:x="9.2cm" svg:y="8.357cm">
          <draw:text-box>
            <text:p>A5</text:p>
          </draw:text-box>
        </draw:frame>
        <draw:connector draw:style-name="gr18" draw:text-style-name="P3" draw:layer="layout" svg:x1="11.1cm" svg:y1="3.807cm" svg:x2="15.2cm" svg:y2="3.357cm" draw:start-shape="id4" draw:start-glue-point="1" draw:end-shape="id1" draw:end-glue-point="6" svg:d="M11100 3807h1800v-975h2300v525" svg:viewBox="0 0 4101 976">
          <text:p/>
        </draw:connector>
        <draw:frame draw:style-name="gr17" draw:text-style-name="P2" draw:layer="layout" svg:width="2.3cm" svg:height="0.954cm" svg:x="12.8cm" svg:y="1.957cm">
          <draw:text-box>
            <text:p>White</text:p>
          </draw:text-box>
        </draw:frame>
        <draw:frame draw:style-name="gr17" draw:text-style-name="P2" draw:layer="layout" svg:width="2.3cm" svg:height="0.954cm" svg:x="15.6cm" svg:y="1.303cm">
          <draw:text-box>
            <text:p>Red</text:p>
          </draw:text-box>
        </draw:frame>
        <draw:frame draw:style-name="gr17" draw:text-style-name="P2" draw:layer="layout" svg:width="2.3cm" svg:height="0.954cm" svg:x="16.4cm" svg:y="2.746cm">
          <draw:text-box>
            <text:p>Black</text:p>
          </draw:text-box>
        </draw:frame>
        <draw:frame draw:style-name="gr19" draw:text-style-name="P2" draw:layer="layout" svg:width="9.2cm" svg:height="2.46cm" svg:x="12.2cm" svg:y="6.04cm">
          <draw:text-box>
            <text:p>Autogauge</text:p>
            <text:p>Boost sensor</text:p>
            <text:p>(9BBO000/EBOSD-SENSOR)</text:p>
          </draw:text-box>
        </draw:frame>
        <draw:line draw:style-name="gr20" draw:text-style-name="P4" draw:layer="layout" svg:x1="15.3cm" svg:y1="6.1cm" svg:x2="15.1cm" svg:y2="5.057cm">
          <text:p/>
        </draw:line>
        <draw:frame draw:style-name="gr5" draw:text-style-name="P2" draw:layer="layout" svg:width="6.1cm" svg:height="1.657cm" svg:x="5.5cm" svg:y="1cm">
          <draw:text-box>
            <text:p>Arduino Uno ADC input</text:p>
          </draw:text-box>
        </draw:frame>
        <draw:custom-shape draw:style-name="gr15" draw:text-style-name="P4" draw:layer="layout" svg:width="6cm" svg:height="7cm" svg:x="5.7cm" svg:y="10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10.8cm" svg:y="17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10.8cm" svg:y="16.0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5" draw:id="id5" draw:layer="layout" svg:width="0.3cm" svg:height="0.3cm" svg:x="10.8cm" svg:y="13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10.8cm" svg:y="12.046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.5cm" svg:height="0.954cm" svg:x="9.2cm" svg:y="11.646cm">
          <draw:text-box>
            <text:p>A0</text:p>
          </draw:text-box>
        </draw:frame>
        <draw:frame draw:style-name="gr21" draw:text-style-name="P6" draw:layer="layout" svg:width="4.5cm" svg:height="1.108cm" svg:x="6cm" svg:y="12.692cm">
          <draw:text-box>
            <text:p text:style-name="P5">A1</text:p>
          </draw:text-box>
        </draw:frame>
        <draw:frame draw:style-name="gr17" draw:text-style-name="P2" draw:layer="layout" svg:width="1.5cm" svg:height="0.954cm" svg:x="9.2cm" svg:y="15.692cm">
          <draw:text-box>
            <text:p>A4</text:p>
          </draw:text-box>
        </draw:frame>
        <draw:frame draw:style-name="gr17" draw:text-style-name="P2" draw:layer="layout" svg:width="1.5cm" svg:height="0.954cm" svg:x="9.2cm" svg:y="16.746cm">
          <draw:text-box>
            <text:p>A5</text:p>
          </draw:text-box>
        </draw:frame>
        <draw:frame draw:style-name="gr22" draw:text-style-name="P2" draw:layer="layout" svg:width="10.8cm" svg:height="1.1cm" svg:x="12.5cm" svg:y="8.8cm">
          <draw:text-box>
            <text:p>A0 : Manifold_Absolute_Pressure</text:p>
          </draw:text-box>
        </draw:frame>
        <draw:g xml:id="id8" draw:id="id8">
          <draw:glue-point draw:id="4" svg:x="2.5cm" svg:y="-5cm"/>
          <draw:glue-point draw:id="5" svg:x="2.5cm" svg:y="-5cm" draw:escape-direction="up"/>
          <draw:glue-point draw:id="6" svg:x="-2.5cm" svg:y="-5cm"/>
          <draw:custom-shape draw:style-name="gr23" draw:text-style-name="P7" draw:layer="layout" svg:width="0.8cm" svg:height="0.7cm" svg:x="15.3cm" svg:y="14.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4cm" svg:height="0.8cm" svg:x="15.5cm" svg:y="1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6" draw:id="id6">
          <draw:rect draw:style-name="gr25" draw:text-style-name="P8" draw:layer="layout" svg:width="1.26cm" svg:height="0.42cm" draw:transform="rotate (-1.5707963267949) translate (13.72cm 11.52cm)">
            <text:p/>
          </draw:rect>
          <draw:line draw:style-name="gr26" draw:text-style-name="P1" draw:layer="layout" svg:x1="13.51cm" svg:y1="11.1cm" svg:x2="13.51cm" svg:y2="11.52cm">
            <text:p/>
          </draw:line>
          <draw:line draw:style-name="gr27" draw:text-style-name="P1" draw:layer="layout" svg:x1="13.51cm" svg:y1="12.78cm" svg:x2="13.51cm" svg:y2="13.2cm">
            <text:p/>
          </draw:line>
        </draw:g>
        <draw:g xml:id="id9" draw:id="id9">
          <draw:line draw:style-name="gr28" draw:text-style-name="P1" draw:layer="layout" svg:x1="18.901cm" svg:y1="15cm" svg:x2="18.901cm" svg:y2="15.401cm">
            <text:p/>
          </draw:line>
          <draw:line draw:style-name="gr29" draw:text-style-name="P1" draw:layer="layout" svg:x1="18.5cm" svg:y1="15.401cm" svg:x2="19.3cm" svg:y2="15.401cm">
            <text:p/>
          </draw:line>
          <draw:line draw:style-name="gr30" draw:text-style-name="P1" draw:layer="layout" svg:x1="18.634cm" svg:y1="15.599cm" svg:x2="19.167cm" svg:y2="15.599cm">
            <text:p/>
          </draw:line>
          <draw:line draw:style-name="gr31" draw:text-style-name="P1" draw:layer="layout" svg:x1="18.767cm" svg:y1="15.8cm" svg:x2="19.034cm" svg:y2="15.8cm">
            <text:p/>
          </draw:line>
        </draw:g>
        <draw:custom-shape draw:style-name="gr16" draw:text-style-name="P3" xml:id="id7" draw:id="id7" draw:layer="layout" svg:width="0.3cm" svg:height="0.3cm" svg:x="10.8cm" svg:y="10.946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1.9cm" svg:height="0.954cm" svg:x="8.9cm" svg:y="10.746cm">
          <draw:text-box>
            <text:p>+5V</text:p>
          </draw:text-box>
        </draw:frame>
        <draw:connector draw:style-name="gr32" draw:text-style-name="P4" draw:layer="layout" draw:type="line" svg:x1="11.1cm" svg:y1="13.196cm" svg:x2="13.51cm" svg:y2="13.2cm" draw:start-shape="id5" draw:start-glue-point="1" draw:end-shape="id6" draw:end-glue-point="2" svg:d="M11100 13196l2410 4" svg:viewBox="0 0 2411 5">
          <text:p/>
        </draw:connector>
        <draw:connector draw:style-name="gr32" draw:text-style-name="P4" draw:layer="layout" draw:type="line" svg:x1="11.1cm" svg:y1="11.096cm" svg:x2="13.51cm" svg:y2="11.1cm" draw:start-shape="id7" draw:start-glue-point="1" draw:end-shape="id6" draw:end-glue-point="0" svg:d="M11100 11096l2410 4" svg:viewBox="0 0 2411 5">
          <text:p/>
        </draw:connector>
        <draw:frame draw:style-name="gr5" draw:text-style-name="P2" draw:layer="layout" svg:width="1.8cm" svg:height="1.657cm" svg:x="11.7cm" svg:y="11.3cm">
          <draw:text-box>
            <text:p>100ohm</text:p>
          </draw:text-box>
        </draw:frame>
        <draw:connector draw:style-name="gr33" draw:text-style-name="P3" draw:layer="layout" svg:x1="13.51cm" svg:y1="13.2cm" svg:x2="15.5cm" svg:y2="14.3cm" draw:start-shape="id6" draw:start-glue-point="2" draw:end-shape="id8" draw:end-glue-point="6" svg:d="M13510 13200v550h1990v550" svg:viewBox="0 0 1991 1101">
          <text:p/>
        </draw:connector>
        <draw:connector draw:style-name="gr33" draw:text-style-name="P3" draw:layer="layout" svg:x1="15.9cm" svg:y1="14.3cm" svg:x2="18.9cm" svg:y2="15cm" draw:start-shape="id8" draw:start-glue-point="4" draw:end-shape="id9" draw:end-glue-point="0" svg:d="M15900 14300v-525h3000v1225" svg:viewBox="0 0 3001 1226">
          <text:p/>
        </draw:connector>
        <draw:frame draw:style-name="gr34" draw:text-style-name="P2" draw:layer="layout" svg:width="9.6cm" svg:height="1.9cm" svg:x="14.3cm" svg:y="11.3cm">
          <draw:text-box>
            <text:p>Autogauge temperature sensor</text:p>
            <text:p>(9BTP000/3747-SENSOR)*</text:p>
          </draw:text-box>
        </draw:frame>
        <draw:line draw:style-name="gr20" draw:text-style-name="P4" draw:layer="layout" svg:x1="16.9cm" svg:y1="13.243cm" svg:x2="15.9cm" svg:y2="14.4cm">
          <text:p/>
        </draw:line>
        <draw:frame draw:style-name="gr22" draw:text-style-name="P2" draw:layer="layout" svg:width="8.1cm" svg:height="1.1cm" svg:x="12.5cm" svg:y="16.2cm">
          <draw:text-box>
            <text:p>A1 : Coolant_Temperature</text:p>
          </draw:text-box>
        </draw:frame>
      </draw:page>
      <draw:page draw:name="page2" draw:style-name="dp1" draw:master-page-name="標準">
        <draw:custom-shape draw:style-name="gr15" draw:text-style-name="P4" draw:layer="layout" svg:width="6cm" svg:height="7cm" svg:x="4.8cm" svg:y="2.1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9.9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9.9cm" svg:y="7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9.9cm" svg:y="6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10" draw:id="id10" draw:layer="layout" svg:width="0.3cm" svg:height="0.3cm" svg:x="9.9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9.9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9.9cm" svg:y="3.4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.5cm" svg:height="0.954cm" svg:x="8.3cm" svg:y="3cm">
          <draw:text-box>
            <text:p text:style-name="P9"><text:span text:style-name="T1">A0</text:span></text:p>
          </draw:text-box>
        </draw:frame>
        <draw:frame draw:style-name="gr17" draw:text-style-name="P10" draw:layer="layout" svg:width="1.5cm" svg:height="0.954cm" svg:x="8.3cm" svg:y="4.046cm">
          <draw:text-box>
            <text:p text:style-name="P9"><text:span text:style-name="T1">A1</text:span></text:p>
          </draw:text-box>
        </draw:frame>
        <draw:frame draw:style-name="gr17" draw:text-style-name="P10" draw:layer="layout" svg:width="1.5cm" svg:height="0.954cm" svg:x="8.3cm" svg:y="5.1cm">
          <draw:text-box>
            <text:p text:style-name="P9"><text:span text:style-name="T1">A2</text:span></text:p>
          </draw:text-box>
        </draw:frame>
        <draw:frame draw:style-name="gr17" draw:text-style-name="P10" draw:layer="layout" svg:width="1.5cm" svg:height="0.954cm" svg:x="8.3cm" svg:y="6.046cm">
          <draw:text-box>
            <text:p text:style-name="P9"><text:span text:style-name="T1">A3</text:span></text:p>
          </draw:text-box>
        </draw:frame>
        <draw:frame draw:style-name="gr17" draw:text-style-name="P10" draw:layer="layout" svg:width="1.5cm" svg:height="0.954cm" svg:x="8.3cm" svg:y="7.046cm">
          <draw:text-box>
            <text:p text:style-name="P9"><text:span text:style-name="T1">A4</text:span></text:p>
          </draw:text-box>
        </draw:frame>
        <draw:frame draw:style-name="gr17" draw:text-style-name="P10" draw:layer="layout" svg:width="1.5cm" svg:height="0.954cm" svg:x="8.3cm" svg:y="8.1cm">
          <draw:text-box>
            <text:p text:style-name="P9"><text:span text:style-name="T1">A5</text:span></text:p>
          </draw:text-box>
        </draw:frame>
        <draw:g xml:id="id12" draw:id="id12">
          <draw:glue-point draw:id="4" svg:x="2.5cm" svg:y="-5cm"/>
          <draw:glue-point draw:id="5" svg:x="2.5cm" svg:y="-5cm" draw:escape-direction="up"/>
          <draw:glue-point draw:id="6" svg:x="-2.5cm" svg:y="-5cm"/>
          <draw:custom-shape draw:style-name="gr23" draw:text-style-name="P7" draw:layer="layout" svg:width="0.8cm" svg:height="0.7cm" svg:x="14.4cm" svg:y="5.65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4cm" svg:height="0.8cm" svg:x="14.6cm" svg:y="6.354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11" draw:id="id11">
          <draw:rect draw:style-name="gr35" draw:text-style-name="P8" draw:layer="layout" svg:width="1.26cm" svg:height="0.42cm" draw:transform="rotate (-1.5707963267949) translate (12.82cm 3.874cm)">
            <text:p/>
          </draw:rect>
          <draw:line draw:style-name="gr36" draw:text-style-name="P1" draw:layer="layout" svg:x1="12.61cm" svg:y1="3.454cm" svg:x2="12.61cm" svg:y2="3.874cm">
            <text:p/>
          </draw:line>
          <draw:line draw:style-name="gr37" draw:text-style-name="P1" draw:layer="layout" svg:x1="12.61cm" svg:y1="5.134cm" svg:x2="12.61cm" svg:y2="5.554cm">
            <text:p/>
          </draw:line>
        </draw:g>
        <draw:g xml:id="id13" draw:id="id13">
          <draw:line draw:style-name="gr38" draw:text-style-name="P1" draw:layer="layout" svg:x1="18.001cm" svg:y1="6.354cm" svg:x2="18.001cm" svg:y2="6.755cm">
            <text:p/>
          </draw:line>
          <draw:line draw:style-name="gr39" draw:text-style-name="P1" draw:layer="layout" svg:x1="17.6cm" svg:y1="6.755cm" svg:x2="18.4cm" svg:y2="6.755cm">
            <text:p/>
          </draw:line>
          <draw:line draw:style-name="gr40" draw:text-style-name="P1" draw:layer="layout" svg:x1="17.734cm" svg:y1="6.953cm" svg:x2="18.267cm" svg:y2="6.953cm">
            <text:p/>
          </draw:line>
          <draw:line draw:style-name="gr41" draw:text-style-name="P1" draw:layer="layout" svg:x1="17.867cm" svg:y1="7.154cm" svg:x2="18.134cm" svg:y2="7.154cm">
            <text:p/>
          </draw:line>
        </draw:g>
        <draw:custom-shape draw:style-name="gr16" draw:text-style-name="P3" xml:id="id14" draw:id="id14" draw:layer="layout" svg:width="0.3cm" svg:height="0.3cm" svg:x="9.9cm" svg:y="2.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.9cm" svg:height="0.954cm" svg:x="8cm" svg:y="2.1cm">
          <draw:text-box>
            <text:p text:style-name="P9"><text:span text:style-name="T1">+5V</text:span></text:p>
          </draw:text-box>
        </draw:frame>
        <draw:connector draw:style-name="gr32" draw:text-style-name="P4" draw:layer="layout" draw:type="line" svg:x1="10.2cm" svg:y1="5.55cm" svg:x2="12.61cm" svg:y2="5.554cm" draw:start-shape="id10" draw:start-glue-point="1" draw:end-shape="id11" draw:end-glue-point="2" svg:d="M10200 5550l2410 4" svg:viewBox="0 0 2411 5">
          <text:p/>
        </draw:connector>
        <draw:frame draw:style-name="gr5" draw:text-style-name="P10" draw:layer="layout" svg:width="1.8cm" svg:height="1.657cm" svg:x="10.8cm" svg:y="3.597cm">
          <draw:text-box>
            <text:p text:style-name="P9"><text:span text:style-name="T1">100ohm</text:span></text:p>
          </draw:text-box>
        </draw:frame>
        <draw:connector draw:style-name="gr33" draw:text-style-name="P3" draw:layer="layout" svg:x1="12.61cm" svg:y1="5.554cm" svg:x2="14.6cm" svg:y2="5.654cm" draw:start-shape="id11" draw:start-glue-point="2" draw:end-shape="id12" draw:end-glue-point="6" svg:d="M12610 5554v525h1000v-950h990v525" svg:viewBox="0 0 1991 951">
          <text:p/>
        </draw:connector>
        <draw:connector draw:style-name="gr33" draw:text-style-name="P3" draw:layer="layout" svg:x1="15cm" svg:y1="5.654cm" svg:x2="18cm" svg:y2="6.354cm" draw:start-shape="id12" draw:start-glue-point="4" draw:end-shape="id13" draw:end-glue-point="0" svg:d="M15000 5654v-525h3000v1225" svg:viewBox="0 0 3001 1226">
          <text:p/>
        </draw:connector>
        <draw:frame draw:style-name="gr34" draw:text-style-name="P10" draw:layer="layout" svg:width="9.6cm" svg:height="1.9cm" svg:x="13.4cm" svg:y="2.654cm">
          <draw:text-box>
            <text:p text:style-name="P9"><text:span text:style-name="T1">Autogauge temperature sensor</text:span></text:p>
            <text:p text:style-name="P9"><text:span text:style-name="T1">(9BTP000/3747-SENSOR)*</text:span></text:p>
          </draw:text-box>
        </draw:frame>
        <draw:line draw:style-name="gr20" draw:text-style-name="P4" draw:layer="layout" svg:x1="16cm" svg:y1="4.597cm" svg:x2="15cm" svg:y2="5.754cm">
          <text:p/>
        </draw:line>
        <draw:frame draw:style-name="gr22" draw:text-style-name="P10" draw:layer="layout" svg:width="8.1cm" svg:height="1.1cm" svg:x="11.6cm" svg:y="7.554cm">
          <draw:text-box>
            <text:p text:style-name="P9"><text:span text:style-name="T1">A2 : Oil_Temperature</text:span></text:p>
          </draw:text-box>
        </draw:frame>
        <draw:connector draw:style-name="gr33" draw:text-style-name="P3" draw:layer="layout" svg:x1="10.2cm" svg:y1="2.45cm" svg:x2="12.61cm" svg:y2="3.454cm" draw:start-shape="id14" draw:start-glue-point="1" draw:end-shape="id11" draw:end-glue-point="0" svg:d="M10200 2450h2410v1004" svg:viewBox="0 0 2411 1005">
          <text:p/>
        </draw:connector>
        <draw:custom-shape draw:style-name="gr15" draw:text-style-name="P4" draw:layer="layout" svg:width="6cm" svg:height="7cm" svg:x="4.8cm" svg:y="10.0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9.9cm" svg:y="16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9.9cm" svg:y="15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15" draw:id="id15" draw:layer="layout" svg:width="0.3cm" svg:height="0.3cm" svg:x="9.9cm" svg:y="14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9.9cm" svg:y="13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3cm" svg:height="0.3cm" svg:x="9.9cm" svg:y="12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3cm" svg:height="0.3cm" svg:x="9.9cm" svg:y="11.254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.5cm" svg:height="0.954cm" svg:x="8.3cm" svg:y="10.854cm">
          <draw:text-box>
            <text:p text:style-name="P9"><text:span text:style-name="T1">A0</text:span></text:p>
          </draw:text-box>
        </draw:frame>
        <draw:frame draw:style-name="gr17" draw:text-style-name="P10" draw:layer="layout" svg:width="1.5cm" svg:height="0.954cm" svg:x="8.3cm" svg:y="11.9cm">
          <draw:text-box>
            <text:p text:style-name="P9"><text:span text:style-name="T1">A1</text:span></text:p>
          </draw:text-box>
        </draw:frame>
        <draw:frame draw:style-name="gr17" draw:text-style-name="P10" draw:layer="layout" svg:width="1.5cm" svg:height="0.954cm" svg:x="8.3cm" svg:y="12.954cm">
          <draw:text-box>
            <text:p text:style-name="P9"><text:span text:style-name="T1">A2</text:span></text:p>
          </draw:text-box>
        </draw:frame>
        <draw:frame draw:style-name="gr17" draw:text-style-name="P10" draw:layer="layout" svg:width="1.5cm" svg:height="0.954cm" svg:x="8.3cm" svg:y="13.9cm">
          <draw:text-box>
            <text:p text:style-name="P9"><text:span text:style-name="T1">A3</text:span></text:p>
          </draw:text-box>
        </draw:frame>
        <draw:frame draw:style-name="gr17" draw:text-style-name="P10" draw:layer="layout" svg:width="1.5cm" svg:height="0.954cm" svg:x="8.3cm" svg:y="14.9cm">
          <draw:text-box>
            <text:p text:style-name="P9"><text:span text:style-name="T1">A4</text:span></text:p>
          </draw:text-box>
        </draw:frame>
        <draw:frame draw:style-name="gr17" draw:text-style-name="P10" draw:layer="layout" svg:width="1.5cm" svg:height="0.954cm" svg:x="8.3cm" svg:y="15.954cm">
          <draw:text-box>
            <text:p text:style-name="P9"><text:span text:style-name="T1">A5</text:span></text:p>
          </draw:text-box>
        </draw:frame>
        <draw:g xml:id="id17" draw:id="id17">
          <draw:glue-point draw:id="4" svg:x="2.5cm" svg:y="-5cm"/>
          <draw:glue-point draw:id="5" svg:x="2.5cm" svg:y="-5cm" draw:escape-direction="up"/>
          <draw:glue-point draw:id="6" svg:x="-2.5cm" svg:y="-5cm"/>
          <draw:custom-shape draw:style-name="gr23" draw:text-style-name="P7" draw:layer="layout" svg:width="0.8cm" svg:height="0.7cm" svg:x="14.4cm" svg:y="13.50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4cm" svg:height="0.8cm" svg:x="14.6cm" svg:y="14.208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16" draw:id="id16">
          <draw:rect draw:style-name="gr42" draw:text-style-name="P8" draw:layer="layout" svg:width="1.26cm" svg:height="0.4cm" draw:transform="rotate (-1.5707963267949) translate (12.8cm 12.728cm)">
            <text:p/>
          </draw:rect>
          <draw:line draw:style-name="gr43" draw:text-style-name="P1" draw:layer="layout" svg:x1="12.6cm" svg:y1="12.308cm" svg:x2="12.6cm" svg:y2="12.728cm">
            <text:p/>
          </draw:line>
          <draw:line draw:style-name="gr44" draw:text-style-name="P1" draw:layer="layout" svg:x1="12.6cm" svg:y1="13.988cm" svg:x2="12.6cm" svg:y2="14.408cm">
            <text:p/>
          </draw:line>
        </draw:g>
        <draw:g xml:id="id18" draw:id="id18">
          <draw:line draw:style-name="gr45" draw:text-style-name="P1" draw:layer="layout" svg:x1="18.001cm" svg:y1="14.208cm" svg:x2="18.001cm" svg:y2="14.609cm">
            <text:p/>
          </draw:line>
          <draw:line draw:style-name="gr46" draw:text-style-name="P1" draw:layer="layout" svg:x1="17.6cm" svg:y1="14.609cm" svg:x2="18.4cm" svg:y2="14.609cm">
            <text:p/>
          </draw:line>
          <draw:line draw:style-name="gr47" draw:text-style-name="P1" draw:layer="layout" svg:x1="17.734cm" svg:y1="14.807cm" svg:x2="18.267cm" svg:y2="14.807cm">
            <text:p/>
          </draw:line>
          <draw:line draw:style-name="gr48" draw:text-style-name="P1" draw:layer="layout" svg:x1="17.867cm" svg:y1="15.008cm" svg:x2="18.134cm" svg:y2="15.008cm">
            <text:p/>
          </draw:line>
        </draw:g>
        <draw:custom-shape draw:style-name="gr16" draw:text-style-name="P3" xml:id="id19" draw:id="id19" draw:layer="layout" svg:width="0.3cm" svg:height="0.3cm" svg:x="9.9cm" svg:y="10.154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.9cm" svg:height="0.954cm" svg:x="8cm" svg:y="9.954cm">
          <draw:text-box>
            <text:p text:style-name="P9"><text:span text:style-name="T1">+5V</text:span></text:p>
          </draw:text-box>
        </draw:frame>
        <draw:connector draw:style-name="gr32" draw:text-style-name="P4" draw:layer="layout" draw:type="line" svg:x1="10.2cm" svg:y1="14.404cm" svg:x2="12.6cm" svg:y2="14.408cm" draw:start-shape="id15" draw:start-glue-point="1" draw:end-shape="id16" draw:end-glue-point="2" svg:d="M10200 14404l2400 4" svg:viewBox="0 0 2401 5">
          <text:p/>
        </draw:connector>
        <draw:frame draw:style-name="gr5" draw:text-style-name="P10" draw:layer="layout" svg:width="1.8cm" svg:height="1.657cm" svg:x="10.9cm" svg:y="12.508cm">
          <draw:text-box>
            <text:p text:style-name="P9"><text:span text:style-name="T1">100ohm</text:span></text:p>
          </draw:text-box>
        </draw:frame>
        <draw:connector draw:style-name="gr33" draw:text-style-name="P3" draw:layer="layout" svg:x1="12.6cm" svg:y1="14.408cm" svg:x2="14.6cm" svg:y2="13.508cm" draw:start-shape="id16" draw:start-glue-point="2" draw:end-shape="id17" draw:end-glue-point="6" svg:d="M12600 14408v525h1000v-1950h1000v525" svg:viewBox="0 0 2001 1951">
          <text:p/>
        </draw:connector>
        <draw:connector draw:style-name="gr33" draw:text-style-name="P3" draw:layer="layout" svg:x1="15cm" svg:y1="13.508cm" svg:x2="18cm" svg:y2="14.208cm" draw:start-shape="id17" draw:start-glue-point="4" draw:end-shape="id18" draw:end-glue-point="0" svg:d="M15000 13508v-525h3000v1225" svg:viewBox="0 0 3001 1226">
          <text:p/>
        </draw:connector>
        <draw:frame draw:style-name="gr34" draw:text-style-name="P10" draw:layer="layout" svg:width="9.6cm" svg:height="1.9cm" svg:x="13.4cm" svg:y="10.508cm">
          <draw:text-box>
            <text:p text:style-name="P9"><text:span text:style-name="T1">Autogauge temperature sensor</text:span></text:p>
            <text:p text:style-name="P9"><text:span text:style-name="T1">(9BTP000/3747-SENSOR)*</text:span></text:p>
          </draw:text-box>
        </draw:frame>
        <draw:line draw:style-name="gr20" draw:text-style-name="P4" draw:layer="layout" svg:x1="16cm" svg:y1="12.451cm" svg:x2="15cm" svg:y2="13.608cm">
          <text:p/>
        </draw:line>
        <draw:frame draw:style-name="gr22" draw:text-style-name="P10" draw:layer="layout" svg:width="8.1cm" svg:height="1.1cm" svg:x="11.6cm" svg:y="15.408cm">
          <draw:text-box>
            <text:p text:style-name="P9"><text:span text:style-name="T1">A3 : Oil_Temperature2</text:span></text:p>
          </draw:text-box>
        </draw:frame>
        <draw:connector draw:style-name="gr33" draw:text-style-name="P3" draw:layer="layout" svg:x1="10.2cm" svg:y1="10.304cm" svg:x2="12.6cm" svg:y2="12.308cm" draw:start-shape="id19" draw:start-glue-point="1" draw:end-shape="id16" draw:end-glue-point="0" svg:d="M10200 10304h2400v2004" svg:viewBox="0 0 2401 2005">
          <text:p/>
        </draw:connector>
        <draw:frame draw:style-name="gr34" draw:text-style-name="P11" draw:layer="layout" svg:width="14cm" svg:height="1.9cm" svg:x="5.4cm" svg:y="18.4cm">
          <draw:text-box>
            <text:p><text:span text:style-name="T2">*NTC thermistor</text:span></text:p>
            <text:p><text:span text:style-name="T2">(From rough experiment, R(25degC) and B are assumed as.. </text:span></text:p>
            <text:p><text:span text:style-name="T2">R(25degC)=1.3kohm, B=3529</text:span></text:p>
          </draw:text-box>
        </draw:frame>
      </draw:page>
      <draw:page draw:name="page3" draw:style-name="dp1" draw:master-page-name="標準">
        <draw:custom-shape draw:style-name="gr15" draw:text-style-name="P4" draw:layer="layout" svg:width="6cm" svg:height="7cm" svg:x="4.8cm" svg:y="3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20" draw:id="id20" draw:layer="layout" svg:width="0.3cm" svg:height="0.3cm" svg:x="9.9cm" svg:y="8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21" draw:id="id21" draw:layer="layout" svg:width="0.3cm" svg:height="0.3cm" svg:x="9.9cm" svg:y="6.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7cm" svg:height="0.954cm" svg:x="6.1cm" svg:y="5.946cm">
          <draw:text-box>
            <text:p><text:span text:style-name="T1">3(INT1)</text:span></text:p>
          </draw:text-box>
        </draw:frame>
        <draw:frame draw:style-name="gr49" draw:text-style-name="P10" draw:layer="layout" svg:width="2.8cm" svg:height="1.046cm" svg:x="6.2cm" svg:y="8.5cm">
          <draw:text-box>
            <text:p><text:span text:style-name="T1">2(INT0)</text:span></text:p>
          </draw:text-box>
        </draw:frame>
        <draw:frame draw:style-name="gr50" draw:text-style-name="P2" draw:layer="layout" svg:width="9.9cm" svg:height="3.063cm" svg:x="4.9cm" svg:y="0.343cm">
          <draw:text-box>
            <text:p>Arduino Uno Digital input </text:p>
            <text:p>(Use interrupt to measure the period of <text:s/>engine rpm pulse and vehicle speed pulse).</text:p>
          </draw:text-box>
        </draw:frame>
        <draw:connector draw:style-name="gr20" draw:text-style-name="P4" draw:layer="layout" draw:type="line" svg:x1="16.974cm" svg:y1="9.011cm" svg:x2="10.2cm" svg:y2="8.942cm" draw:end-shape="id20" draw:end-glue-point="1" svg:d="M16974 9011l-6774-69" svg:viewBox="0 0 6775 70">
          <text:p/>
        </draw:connector>
        <draw:connector draw:style-name="gr20" draw:text-style-name="P4" draw:layer="layout" draw:type="line" svg:x1="16.974cm" svg:y1="6.416cm" svg:x2="10.2cm" svg:y2="6.45cm" draw:end-shape="id21" draw:end-glue-point="1" svg:d="M16974 6416l-6774 34" svg:viewBox="0 0 6775 35">
          <text:p/>
        </draw:connector>
        <draw:g>
          <draw:line draw:style-name="gr32" draw:text-style-name="P4" draw:layer="layout" svg:x1="14.7cm" svg:y1="8.3cm" svg:x2="14.1cm" svg:y2="8.3cm">
            <text:p/>
          </draw:line>
          <draw:line draw:style-name="gr32" draw:text-style-name="P4" draw:layer="layout" svg:x1="15.4cm" svg:y1="8.3cm" svg:x2="15.4cm" svg:y2="7.3cm">
            <text:p/>
          </draw:line>
          <draw:line draw:style-name="gr32" draw:text-style-name="P4" draw:layer="layout" svg:x1="14.7cm" svg:y1="8.3cm" svg:x2="14.7cm" svg:y2="7.3cm">
            <text:p/>
          </draw:line>
          <draw:line draw:style-name="gr32" draw:text-style-name="P4" draw:layer="layout" svg:x1="15.4cm" svg:y1="7.3cm" svg:x2="14.7cm" svg:y2="7.3cm">
            <text:p/>
          </draw:line>
          <draw:line draw:style-name="gr32" draw:text-style-name="P4" draw:layer="layout" svg:x1="16.5cm" svg:y1="8.3cm" svg:x2="15.4cm" svg:y2="8.3cm">
            <text:p/>
          </draw:line>
        </draw:g>
        <draw:g>
          <draw:line draw:style-name="gr32" draw:text-style-name="P4" draw:layer="layout" svg:x1="14.7cm" svg:y1="6.1cm" svg:x2="14.1cm" svg:y2="6.1cm">
            <text:p/>
          </draw:line>
          <draw:line draw:style-name="gr32" draw:text-style-name="P4" draw:layer="layout" svg:x1="15.4cm" svg:y1="6.1cm" svg:x2="15.4cm" svg:y2="5.1cm">
            <text:p/>
          </draw:line>
          <draw:line draw:style-name="gr32" draw:text-style-name="P4" draw:layer="layout" svg:x1="14.7cm" svg:y1="6.1cm" svg:x2="14.7cm" svg:y2="5.1cm">
            <text:p/>
          </draw:line>
          <draw:line draw:style-name="gr32" draw:text-style-name="P4" draw:layer="layout" svg:x1="15.4cm" svg:y1="5.1cm" svg:x2="14.7cm" svg:y2="5.1cm">
            <text:p/>
          </draw:line>
          <draw:line draw:style-name="gr32" draw:text-style-name="P4" draw:layer="layout" svg:x1="16.5cm" svg:y1="6.1cm" svg:x2="15.4cm" svg:y2="6.1cm">
            <text:p/>
          </draw:line>
        </draw:g>
        <draw:frame draw:style-name="gr51" draw:text-style-name="P10" draw:layer="layout" svg:width="6.7cm" svg:height="1.346cm" svg:x="17.3cm" svg:y="8.354cm">
          <draw:text-box>
            <text:p><text:span text:style-name="T1">Vehicle speed pulse</text:span></text:p>
          </draw:text-box>
        </draw:frame>
        <draw:frame draw:style-name="gr51" draw:text-style-name="P10" draw:layer="layout" svg:width="6.7cm" svg:height="1.346cm" svg:x="17.3cm" svg:y="5.854cm">
          <draw:text-box>
            <text:p><text:span text:style-name="T1">Engine rev pulse</text:span></text:p>
          </draw:text-box>
        </draw:frame>
      </draw:page>
      <draw:page draw:name="page4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00:23:22.136000000</meta:creation-date>
    <dc:date>2017-07-22T17:55:49.134000000</dc:date>
    <meta:editing-duration>PT21M51S</meta:editing-duration>
    <meta:editing-cycles>5</meta:editing-cycles>
    <meta:generator>LibreOffice/5.3.4.2$Windows_X86_64 LibreOffice_project/f82d347ccc0be322489bf7da61d7e4ad13fe2ff3</meta:generator>
    <meta:document-statistic meta:object-count="162"/>
  </office:meta>
</office:document-meta>
</file>